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 style:list-style-name="L5"/>
    <style:style style:name="P3" style:family="paragraph" style:parent-style-name="Preformatted_20_Text" style:list-style-name="L7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text-properties fo:font-weight="bold" style:font-weight-asian="bold" style:font-weight-complex="bold"/>
    </style:style>
    <style:style style:name="P9" style:family="paragraph" style:parent-style-name="Text_20_body" style:list-style-name="L7">
      <style:text-properties fo:font-weight="bold" style:font-weight-asian="bold" style:font-weight-complex="bold"/>
    </style:style>
    <style:style style:name="P10" style:family="paragraph" style:parent-style-name="Text_20_body" style:list-style-name="L6">
      <style:paragraph-properties fo:margin-top="0in" fo:margin-bottom="0in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8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restrict-ssh-access-with-tcp-wrappers"/>Restrict SSH Access with TCP Wrappers<text:bookmark-end text:name="restrict-ssh-access-with-tcp-wrappers"/></text:h>
      <text:h text:style-name="Heading_20_2" text:outline-level="2"><text:bookmark-start text:name="introduction"/>Introduction<text:bookmark-end text:name="introduction"/></text:h>
      <text:p text:style-name="First_20_paragraph">Restricting SSH with TCP Wrappers is another common method alongside <text:span text:style-name="Source_5f_Text">ufw</text:span> and <text:span text:style-name="Source_5f_Text">iptables</text:span>. The <text:span text:style-name="Source_5f_Text">/etc/hosts.allow</text:span> file is part of the tcp wrappers system. While <text:span text:style-name="Source_5f_Text">iptables</text:span> and <text:span text:style-name="Source_5f_Text">ufw</text:span> offer more fine grained control, this can be used alongside them to help harden your server.</text:p>
      <text:list xml:id="list2758851965" text:style-name="L4">
        <text:list-item>
          <text:p text:style-name="P6"><text:span text:style-name="T1">tcp wrappers</text:span>: This is a host-based access control system that allows you to control which hosts can connect to network services on your system.</text:p>
        </text:list-item>
        <text:list-item>
          <text:p text:style-name="P6"><text:span text:style-name="Source_5f_Text">/etc/hosts.allow</text:span>: This file contains rules that specify which hosts are allowed to connect to specific services.</text:p>
        </text:list-item>
        <text:list-item>
          <text:p text:style-name="P6"><text:span text:style-name="Source_5f_Text">/etc/hosts.deny</text:span>: This file contains rules that specify which hosts are denied access.</text:p>
        </text:list-item>
      </text:list>
      <text:h text:style-name="Heading_20_2" text:outline-level="2"><text:bookmark-start text:name="setup-your-tcp-wrappers"/>Setup your TCP Wrappers<text:bookmark-end text:name="setup-your-tcp-wrappers"/></text:h>
      <text:h text:style-name="Heading_20_3" text:outline-level="3"><text:bookmark-start text:name="edit-your-hosts-deny-file"/>Edit your hosts deny File<text:bookmark-end text:name="edit-your-hosts-deny-file"/></text:h>
      <text:p text:style-name="First_20_paragraph">To only allow certain users or addresses to connect to your SSH server, you must first deny access to <text:span text:style-name="T1">ALL</text:span> users. Afterward, you can configure which users are allowed to connect to your server.</text:p>
      <text:p text:style-name="Text_20_body">To <text:span text:style-name="T1">DENY</text:span> access to <text:span text:style-name="T1">ALL</text:span> users, we need to first <text:span text:style-name="T1">create a backup of</text:span> <text:span text:style-name="Source_5f_Text">/etc/hosts.deny</text:span>, and then edit the <text:span text:style-name="Source_5f_Text">/etc/hosts.deny</text:span> file.</text:p>
      <text:list xml:id="list3202377511" text:style-name="L5">
        <text:list-item>
          <text:p text:style-name="P8">Create a backup</text:p>
          <text:p text:style-name="P7">In your terminal, type the following command:</text:p>
          <text:p text:style-name="P2"><text:span text:style-name="FunctionTok">sudo</text:span><text:span text:style-name="NormalTok"> cp /etc/hosts.deny /etc/hosts.deny.backup</text:span> </text:p>
          <text:p text:style-name="P7">We can use this file if we mess something up, or just want to revert back to the original settings.</text:p>
        </text:list-item>
        <text:list-item>
          <text:p text:style-name="P7"><text:span text:style-name="T1">Edit your hosts.deny file</text:span>:</text:p>
          <text:p text:style-name="P7">In your terminal type:</text:p>
          <text:p text:style-name="P2"><text:span text:style-name="FunctionTok">sudo</text:span><text:span text:style-name="NormalTok"> nano /etc/hosts.deny</text:span> </text:p>
          <text:p text:style-name="P7">Add the following line to the file:</text:p>
          <text:p text:style-name="P2"><text:span text:style-name="ExtensionTok">sshd,sshdfwd-X11:ALL</text:span> </text:p>
          <text:p text:style-name="P7">Let's break down the elements that we added to the <text:span text:style-name="Source_5f_Text">hosts.deny</text:span> file:</text:p>
          <text:list text:style-name="L6">
            <text:list-item>
              <text:p text:style-name="P10"><text:span text:style-name="T1">sshd</text:span>: This specifies the SSH daemon.</text:p>
            </text:list-item>
            <text:list-item>
              <text:p text:style-name="P10"><text:span text:style-name="T1">sshdfwd-X11</text:span>: This relates to ssh X11 forwarding.</text:p>
            </text:list-item>
            <text:list-item>
              <text:p text:style-name="P10"><text:span text:style-name="T1">ALL</text:span>: DENY Access to all addresses, this can be overridden in hosts.allow</text:p>
            </text:list-item>
          </text:list>
          <text:p text:style-name="P7"><text:soft-page-break/>Now, save the document with <text:span text:style-name="Source_5f_Text">Ctrl-O</text:span> followed by <text:span text:style-name="Source_5f_Text">Enter</text:span> and <text:span text:style-name="Source_5f_Text">Ctr-X</text:span>.</text:p>
        </text:list-item>
      </text:list>
      <text:h text:style-name="Heading_20_3" text:outline-level="3"><text:bookmark-start text:name="edit-your-hosts-allow-file"/>Edit your hosts allow File<text:bookmark-end text:name="edit-your-hosts-allow-file"/></text:h>
      <text:p text:style-name="First_20_paragraph">Now that we have set our <text:span text:style-name="Source_5f_Text">hosts.deny</text:span> file to deny access to all incoming SSH traffic, we can use the <text:span text:style-name="Source_5f_Text">hosts.allow</text:span> file to override that rule, and allow specific addresses to connect to your ssh server. In this example, we will only allow the computer with the IP address <text:span text:style-name="Source_5f_Text">192.168.1.5</text:span> to connect to our server in the local network. All other addresses will be denied access.</text:p>
      <text:p text:style-name="Text_20_body">To do this, we need to first <text:span text:style-name="T1">make a backup</text:span> of <text:span text:style-name="Source_5f_Text">/etc/hosts.allow</text:span>, and then edit the <text:span text:style-name="Source_5f_Text">/etc/hosts.allow</text:span> file:</text:p>
      <text:list xml:id="list1870004759" text:style-name="L7">
        <text:list-item>
          <text:p text:style-name="P9">Create a backup</text:p>
          <text:p text:style-name="P11">In your terminal, type the following command:</text:p>
          <text:p text:style-name="P3"><text:span text:style-name="FunctionTok">sudo</text:span><text:span text:style-name="NormalTok"> cp /etc/hosts.allow /etc/hosts.allow.backup</text:span> </text:p>
          <text:p text:style-name="P11">Just like the hosts.deny.backup file, we can use this to restore previous settings if we need to.</text:p>
        </text:list-item>
        <text:list-item>
          <text:p text:style-name="P11"><text:span text:style-name="T1">Edit your </text:span><text:span text:style-name="Source_5f_Text">host.allow</text:span><text:span text:style-name="T1"> file</text:span>:</text:p>
          <text:p text:style-name="P11">In your terminal, type the following command:</text:p>
          <text:p text:style-name="P3"><text:span text:style-name="FunctionTok">sudo</text:span><text:span text:style-name="NormalTok"> nano /etc/hosts.allow</text:span> </text:p>
          <text:p text:style-name="P11">Add the following line to the file:</text:p>
          <text:p text:style-name="P3"><text:span text:style-name="ExtensionTok">sshd,sshdfwd-X11:</text:span><text:span text:style-name="NormalTok"> 192.168.1.5</text:span> </text:p>
          <text:p text:style-name="P11">Let's break down the elements that we added to the <text:span text:style-name="Source_5f_Text">hosts.allow</text:span> file:</text:p>
          <text:list text:style-name="L8">
            <text:list-item>
              <text:p text:style-name="P12"><text:span text:style-name="T1">sshd</text:span>: This specifies the SSH daemon.</text:p>
            </text:list-item>
            <text:list-item>
              <text:p text:style-name="P12"><text:span text:style-name="T1">sshdfwd-X11</text:span>: This relates to ssh X11 forwarding.</text:p>
            </text:list-item>
            <text:list-item>
              <text:p text:style-name="P12"><text:span text:style-name="Source_5f_Text">192.168.1.5</text:span>: This is the IP address that is allowed to connect.</text:p>
            </text:list-item>
          </text:list>
          <text:p text:style-name="P11">Now, save the document with <text:span text:style-name="Source_5f_Text">Ctrl-O</text:span> followed by <text:span text:style-name="Source_5f_Text">Enter</text:span> and <text:span text:style-name="Source_5f_Text">Ctr-X</text:span>.</text:p>
        </text:list-item>
      </text:list>
      <text:p text:style-name="First_20_paragraph">You should now have set up restricted access for SSH with the TCP wrappers. You may need to restart your system for the changes to take effec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meta:initial-creator/>
    <meta:creation-date>2025-06-10T17:39:27Z</meta:creation-date>
    <dc:date>2025-06-10T12:01:58.404020442</dc:date>
    <meta:editing-duration>PT24S</meta:editing-duration>
    <meta:editing-cycles>1</meta:editing-cycles>
    <meta:document-statistic meta:table-count="0" meta:image-count="0" meta:object-count="0" meta:page-count="2" meta:paragraph-count="43" meta:word-count="498" meta:character-count="2945" meta:non-whitespace-character-count="2496"/>
  </office:meta>
</office:document-meta>
</file>